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D0000007D8BE730C420558FFD.png" manifest:media-type="image/png"/>
  <manifest:file-entry manifest:full-path="Pictures/10000201000000BC000000BCD5D9143BCED6F1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06cm" fo:min-width="0.55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1cm" fo:min-width="11.464cm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2cm"/>
      <style:paragraph-properties style:writing-mode="lr-tb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6" style:family="graphic" style:parent-style-name="standard">
      <style:graphic-properties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Fine_20_Dashed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5cm" fo:min-width="2.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.8cm" svg:y="3.1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5cm" svg:height="1.5cm" svg:x="20.3cm" svg:y="2.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17cm" svg:height="2.5cm" svg:x="1.3cm" svg:y="5.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8cm" svg:y1="4.1cm" svg:x2="7.3cm" svg:y2="4.1cm">
          <text:p/>
        </draw:line>
        <draw:frame draw:style-name="gr4" draw:text-style-name="P3" draw:layer="layout" svg:width="3.952cm" svg:height="1.673cm" svg:x="3.348cm" svg:y="2.427cm">
          <draw:text-box>
            <text:p text:style-name="P2">Message</text:p>
            <text:p text:style-name="P2">generation</text:p>
          </draw:text-box>
        </draw:frame>
        <draw:line draw:style-name="gr3" draw:text-style-name="P1" draw:layer="layout" svg:x1="8.8cm" svg:y1="4.6cm" svg:x2="8.8cm" svg:y2="6.6cm">
          <text:p/>
        </draw:line>
        <draw:frame draw:style-name="gr5" draw:text-style-name="P3" draw:layer="layout" svg:width="3.072cm" svg:height="1.673cm" svg:x="5.7cm" svg:y="5.127cm">
          <draw:text-box>
            <text:p text:style-name="P2">Message</text:p>
            <text:p text:style-name="P2">sending</text:p>
          </draw:text-box>
        </draw:frame>
        <draw:line draw:style-name="gr6" draw:text-style-name="P1" draw:layer="layout" svg:x1="9.3cm" svg:y1="6.6cm" svg:x2="13.3cm" svg:y2="6.6cm">
          <text:p/>
        </draw:line>
        <draw:frame draw:style-name="gr7" draw:text-style-name="P5" draw:layer="layout" svg:width="5.751cm" svg:height="0.962cm" svg:x="9.3cm" svg:y="6.6cm">
          <draw:text-box>
            <text:p text:style-name="P4">Message transport</text:p>
          </draw:text-box>
        </draw:frame>
        <draw:line draw:style-name="gr3" draw:text-style-name="P1" draw:layer="layout" svg:x1="13.3cm" svg:y1="6.6cm" svg:x2="14.3cm" svg:y2="4.6cm">
          <text:p/>
        </draw:line>
        <draw:frame draw:style-name="gr8" draw:text-style-name="P1" draw:layer="layout" svg:width="3.401cm" svg:height="3.033cm" svg:x="13.399cm" svg:y="1.6cm">
          <draw:image xlink:href="Pictures/10000201000000BC000000BCD5D9143BCED6F1D3.png" xlink:type="simple" xlink:show="embed" xlink:actuate="onLoad" loext:mime-type="image/png">
            <text:p/>
          </draw:image>
        </draw:frame>
        <draw:line draw:style-name="gr9" draw:text-style-name="P1" draw:layer="layout" svg:x1="19.8cm" svg:y1="3.1cm" svg:x2="16.8cm" svg:y2="3.1cm">
          <text:p/>
        </draw:line>
        <draw:frame draw:style-name="gr10" draw:text-style-name="P6" draw:layer="layout" svg:width="3.072cm" svg:height="1.673cm" svg:x="16.9cm" svg:y="1.227cm">
          <draw:text-box>
            <text:p text:style-name="P2">Message</text:p>
            <text:p text:style-name="P2">reading</text:p>
          </draw:text-box>
        </draw:frame>
        <draw:frame draw:style-name="gr8" draw:text-style-name="P1" draw:layer="layout" svg:width="2cm" svg:height="2cm" svg:x="7.8cm" svg:y="2.6cm">
          <draw:image xlink:href="Pictures/100002010000007D0000007D8BE730C420558FFD.png" xlink:type="simple" xlink:show="embed" xlink:actuate="onLoad" loext:mime-type="image/png">
            <text:p/>
          </draw:image>
        </draw:frame>
        <draw:frame draw:style-name="gr11" draw:text-style-name="P5" draw:layer="layout" svg:width="2.682cm" svg:height="0.962cm" svg:x="15.3cm" svg:y="4.1cm">
          <draw:text-box>
            <text:p text:style-name="P4">Mailbo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Sabouret</meta:initial-creator>
    <meta:creation-date>2020-12-23T16:05:09.295876742</meta:creation-date>
    <dc:date>2020-12-23T16:07:02.919890423</dc:date>
    <dc:creator>Nicolas Sabouret</dc:creator>
    <meta:editing-duration>PT1M54S</meta:editing-duration>
    <meta:editing-cycles>1</meta:editing-cycles>
    <meta:document-statistic meta:object-count="15"/>
    <meta:generator>LibreOffice/6.4.6.2$Linux_X86_64 LibreOffice_project/40$Build-2</meta:generator>
  </office:meta>
</office:document-meta>
</file>